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" svg:font-family="'Noto Sans Mono'" style:font-family-generic="swiss" style:font-pitch="fixed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oto Sans Mono" fo:font-size="10pt" officeooo:rsid="001ec978" officeooo:paragraph-rsid="001ec978" style:font-size-asian="10pt" style:font-name-complex="Noto Sans Mono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Noto Sans Mono" fo:font-size="10pt" officeooo:rsid="001ec978" officeooo:paragraph-rsid="001ec978" style:font-size-asian="10pt" style:font-name-complex="Noto Sans Mono" style:font-size-complex="10pt"/>
    </style:style>
    <style:style style:name="P3" style:family="paragraph" style:parent-style-name="Standard">
      <style:paragraph-properties fo:text-align="end" style:justify-single-word="false"/>
      <style:text-properties style:font-name="Noto Sans Mono" fo:font-size="10pt" officeooo:rsid="001ec978" officeooo:paragraph-rsid="0033c8d8" style:font-size-asian="10pt" style:font-name-complex="Noto Sans Mono" style:font-size-complex="10pt"/>
    </style:style>
    <style:style style:name="P4" style:family="paragraph" style:parent-style-name="Standard">
      <style:paragraph-properties fo:text-align="end" style:justify-single-word="false"/>
      <style:text-properties style:font-name="Noto Sans Mono" fo:font-size="10pt" officeooo:rsid="00207160" officeooo:paragraph-rsid="00207160" style:font-size-asian="10pt" style:font-name-complex="Noto Sans Mono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Noto Sans Mono" fo:font-size="10pt" officeooo:rsid="00272048" officeooo:paragraph-rsid="00272048" style:font-size-asian="10pt" style:font-name-complex="Noto Sans Mono" style:font-size-complex="10pt"/>
    </style:style>
    <style:style style:name="P6" style:family="paragraph" style:parent-style-name="Standard">
      <style:paragraph-properties fo:text-align="end" style:justify-single-word="false"/>
      <style:text-properties style:font-name="Noto Sans Mono" fo:font-size="10pt" officeooo:rsid="003279b1" officeooo:paragraph-rsid="003279b1" style:font-size-asian="10pt" style:font-name-complex="Noto Sans Mono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Noto Sans Mono" fo:font-size="10pt" officeooo:rsid="0034fbd1" officeooo:paragraph-rsid="0034fbd1" style:font-size-asian="10pt" style:font-name-complex="Noto Sans Mono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Noto Sans Mono" fo:font-size="10pt" officeooo:rsid="0037000a" officeooo:paragraph-rsid="0037000a" style:font-size-asian="10pt" style:font-name-complex="Noto Sans Mono" style:font-size-complex="10pt"/>
    </style:style>
    <style:style style:name="T1" style:family="text">
      <style:text-properties officeooo:rsid="00310190"/>
    </style:style>
    <style:style style:name="T2" style:family="text">
      <style:text-properties officeooo:rsid="00207160"/>
    </style:style>
    <style:style style:name="T3" style:family="text">
      <style:text-properties officeooo:rsid="002918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00 حبة</text:p>
      <text:p text:style-name="P1">100habbah.com</text:p>
      <text:p text:style-name="P1">-------------------------------</text:p>
      <text:p text:style-name="P2">رقم الفاتورة: #{d.id}</text:p>
      <text:p text:style-name="P3">اسم العميل: {d.name}</text:p>
      <text:p text:style-name="P6">العنوان<text:tab/> : {d.addr}</text:p>
      <text:p text:style-name="P7">ملحوظات الطلب : <text:s/>{d.note}</text:p>
      <text:p text:style-name="P8">وقت الطلب :<text:tab/><text:span text:style-name="T2">{d.date}</text:span></text:p>
      <text:p text:style-name="P8"><text:span text:style-name="T3"><text:tab/><text:tab/>{d.time}</text:span></text:p>
      <text:p text:style-name="P1">-------------------------------</text:p>
      <text:p text:style-name="P5">الكمية<text:tab/>التكلفة<text:tab/>الصنف</text:p>
      <text:p text:style-name="P5">{d.p[i].q}<text:tab/>{d.p[i].t}<text:tab/>{d.p[i].p}</text:p>
      <text:p text:style-name="P5">{d.p[i+1].q}<text:tab/>{d.p[i+1].t}<text:tab/>{d.p[i+1].p}</text:p>
      <text:p text:style-name="P4">-------------------------------</text:p>
      <text:p text:style-name="P5">التوصيل<text:tab/> :<text:tab/>{d.deliveryCost}</text:p>
      <text:p text:style-name="P5"><text:span text:style-name="T1">الخصم<text:tab/> :</text:span><text:tab/>{d.discount}</text:p>
      <text:p text:style-name="P5">الإجمالى<text:tab/> :<text:tab/>{d.total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Mono" svg:font-family="'Noto Sans Mono'" style:font-family-generic="swiss" style:font-pitch="fixed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.1402in" fo:page-height="11.6902in" style:num-format="1" style:print-orientation="portrait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06T00:18:56.089896000</meta:creation-date>
    <dc:date>2022-09-28T21:57:22.849975318</dc:date>
    <meta:editing-duration>PT16H44M26S</meta:editing-duration>
    <meta:editing-cycles>24</meta:editing-cycles>
    <meta:generator>LibreOffice/7.3.6.2$Linux_X86_64 LibreOffice_project/30$Build-2</meta:generator>
    <meta:document-statistic meta:table-count="0" meta:image-count="0" meta:object-count="0" meta:page-count="1" meta:paragraph-count="17" meta:word-count="42" meta:character-count="387" meta:non-whitespace-character-count="355"/>
  </office:meta>
</office:document-meta>
</file>